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a2a7" officeooo:paragraph-rsid="0016a2a7"/>
    </style:style>
    <style:style style:name="P2" style:family="paragraph" style:parent-style-name="Standard">
      <style:paragraph-properties fo:text-align="start" style:justify-single-word="false"/>
      <style:text-properties officeooo:paragraph-rsid="002b511c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b511c" officeooo:paragraph-rsid="002b511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b511c" officeooo:paragraph-rsid="002b511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2b511c" officeooo:paragraph-rsid="002b511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b511c" officeooo:paragraph-rsid="002b511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officeooo:rsid="002b511c" style:font-weight-asian="normal" style:font-weight-complex="normal"/>
    </style:style>
    <style:style style:name="T3" style:family="text">
      <style:text-properties style:text-underline-style="none" fo:font-weight="bold" officeooo:rsid="002b511c" style:font-weight-asian="bold" style:font-weight-complex="bold"/>
    </style:style>
    <style:style style:name="T4" style:family="text">
      <style:text-properties officeooo:rsid="002cbc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ater API </text:p>
      <text:p text:style-name="P1">– REST communication protocol –</text:p>
      <text:p text:style-name="P1">– Developed on Python –</text:p>
      <text:p text:style-name="P1"/>
      <text:p text:style-name="P3">How to run in container:</text:p>
      <text:p text:style-name="P5"/>
      <text:p text:style-name="P6">1) Open terminal in inside project (inside pythonProject folder) and execute following:</text:p>
      <text:p text:style-name="P6"><text:tab/>a) docker build -t theater . </text:p>
      <text:p text:style-name="P6"><text:tab/>b) docker-compose build</text:p>
      <text:p text:style-name="P6"><text:tab/>c) docker-compose up </text:p>
      <text:p text:style-name="P6"/>
      <text:p text:style-name="P6">At this point, the flask should be up on address <text:a xlink:type="simple" xlink:href="http://172.22.0.2:5000/" text:style-name="Internet_20_link" text:visited-style-name="Visited_20_Internet_20_Link">http://172.22.0.2:5000/</text:a> <text:s/>.<text:span text:style-name="T4">(</text:span>See the message shown on successful message to make sure you got the right URL<text:span text:style-name="T4">)</text:span></text:p>
      <text:p text:style-name="P6"/>
      <text:p text:style-name="P6">After that stop the execution and run again as <text:span text:style-name="T1">docker-compose up -d </text:span>to avoid spamming your terminal</text:p>
      <text:p text:style-name="P6"/>
      <text:p text:style-name="P2"><text:span text:style-name="T2">After finished execute </text:span><text:span text:style-name="T3">docker-compose down</text:span><text:span text:style-name="T2"> to stop and remove everything </text:span></text:p>
      <text:p text:style-name="P6"/>
      <text:p text:style-name="P6">Refer to <text:span text:style-name="T1">Examples.odt</text:span> on how to interact with API</text:p>
      <text:p text:style-name="P6"/>
      <text:p text:style-name="P4">Please note that db is inside the terminal, hence harder to verify data directly from the tables/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8:05:48.082440515</meta:creation-date>
    <dc:date>2021-11-05T17:42:28.612576911</dc:date>
    <meta:editing-duration>PT3H5M57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16" meta:character-count="726" meta:non-whitespace-character-count="611"/>
  </office:meta>
</office:document-meta>
</file>